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0ab3ee7030" style:family="table" style:master-page-name="ta-mp-0x7f0ab3ee7030">
      <style:table-properties table:display="true" style:writing-mode="lr-tb"/>
    </style:style>
    <style:style style:name="ta-0x7f0ab3ee7220" style:family="table" style:master-page-name="ta-mp-0x7f0ab3ee7220">
      <style:table-properties table:display="true" style:writing-mode="lr-tb"/>
    </style:style>
    <style:style style:name="ta-0x7f0ab3ee7410" style:family="table" style:master-page-name="ta-mp-0x7f0ab3ee741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x7f0ab3efe408" style:family="table-cell" style:data-style-name="General">
      <style:table-cell-properties fo:background-color="#ccff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ab3efe2e0" style:family="table-cell" style:data-style-name="General">
      <style:table-cell-properties fo:background-color="#ffff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ab3efd1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ab3efd2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0ab3efd3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55.19pt" style:use-optimal-column-width="true"/>
    </style:style>
    <style:style style:name="ACOL-2" style:family="table-column">
      <style:table-column-properties style:column-width="42.80pt" style:use-optimal-column-width="true"/>
    </style:style>
    <style:style style:name="ACOL-3" style:family="table-column">
      <style:table-column-properties style:column-width="82.29pt" style:use-optimal-column-width="true"/>
    </style:style>
    <style:style style:name="ACOL-4" style:family="table-column"/>
    <style:style style:name="AROW-1" style:family="table-row">
      <style:table-row-properties style:row-height="12.81pt" style:use-optimal-row-height="true"/>
    </style:style>
    <style:style style:name="AROW-2" style:family="table-row"/>
    <style:style style:name="AROW-3" style:family="table-row">
      <style:table-row-properties style:row-height="12.76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Feuille1" table:style-name="ta-0x7f0ab3ee703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0" table:number-columns-repeated="253"/>
        <table:table-row table:style-name="AROW-1">
          <table:table-cell table:style-name="ACE-0x7f0ab3efe408" office:value-type="string">
            <text:p>id_acteur</text:p>
          </table:table-cell>
          <table:table-cell table:style-name="ACE-0x7f0ab3efe408" office:value-type="string">
            <text:p>id_film</text:p>
          </table:table-cell>
          <table:table-cell table:style-name="ACE-0x7f0ab3efe408" office:value-type="string">
            <text:p>id_personnage</text:p>
          </table:table-cell>
          <table:table-cell table:number-columns-repeated="253" table:style-name="Gnumeric-default"/>
        </table:table-row>
        <table:table-row table:style-name="AROW-1">
          <table:table-cell table:style-name="ACE-0x7f0ab3efe2e0" office:value-type="float" office:value="3">
            <text:p>3</text:p>
          </table:table-cell>
          <table:table-cell table:style-name="ACE-0x7f0ab3efe2e0" office:value-type="float" office:value="2">
            <text:p>2</text:p>
          </table:table-cell>
          <table:table-cell table:style-name="ACE-0x7f0ab3efe2e0" office:value-type="float" office:value="2">
            <text:p>2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253" table:style-name="Gnumeric-default"/>
        </table:table-row>
        <table:table-row table:style-name="AROW-1">
          <table:table-cell table:style-name="ACE-0x7f0ab3efe2e0" office:value-type="float" office:value="4">
            <text:p>4</text:p>
          </table:table-cell>
          <table:table-cell table:style-name="ACE-0x7f0ab3efe2e0" office:value-type="float" office:value="3">
            <text:p>3</text:p>
          </table:table-cell>
          <table:table-cell table:style-name="ACE-0x7f0ab3efe2e0" office:value-type="float" office:value="3">
            <text:p>3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number-columns-repeated="253" table:style-name="Gnumeric-default"/>
        </table:table-row>
        <table:table-row table:style-name="AROW-1">
          <table:table-cell table:style-name="ACE-0x7f0ab3efe2e0" office:value-type="float" office:value="8">
            <text:p>8</text:p>
          </table:table-cell>
          <table:table-cell table:style-name="ACE-0x7f0ab3efe2e0" office:value-type="float" office:value="5">
            <text:p>5</text:p>
          </table:table-cell>
          <table:table-cell table:style-name="ACE-0x7f0ab3efe2e0" office:value-type="float" office:value="5">
            <text:p>5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">
            <text:p>6</text:p>
          </table:table-cell>
          <table:table-cell table:number-columns-repeated="253" table:style-name="Gnumeric-default"/>
        </table:table-row>
        <table:table-row table:style-name="AROW-1">
          <table:table-cell table:style-name="ACE-0x7f0ab3efe2e0" office:value-type="float" office:value="8">
            <text:p>8</text:p>
          </table:table-cell>
          <table:table-cell table:style-name="ACE-0x7f0ab3efe2e0" office:value-type="float" office:value="5">
            <text:p>5</text:p>
          </table:table-cell>
          <table:table-cell table:style-name="ACE-0x7f0ab3efe2e0" office:value-type="float" office:value="7">
            <text:p>7</text:p>
          </table:table-cell>
          <table:table-cell table:number-columns-repeated="253" table:style-name="Gnumeric-default"/>
        </table:table-row>
        <table:table-row table:style-name="AROW-0" table:number-rows-repeated="120">
          <table:table-cell table:number-columns-repeated="256"/>
        </table:table-row>
        <table:named-expressions>
          <table:named-expression table:name="Print_Area" table:expression="of:=#REF!" table:base-cell-address="$'Feuille1'.$A$1"/>
          <table:named-expression table:name="Sheet_Title" table:expression="of:=&quot;Feuille1&quot;" table:base-cell-address="$'Feuille1'.$A$1"/>
        </table:named-expressions>
        <gnm:selections gnm:cursor-col="2" gnm:cursor-row="0">
          <gnm:selection gnm:start-col="2" gnm:start-row="0" gnm:end-col="2" gnm:end-row="0"/>
        </gnm:selections>
      </table:table>
      <table:table table:name="Feuille2" table:style-name="ta-0x7f0ab3ee7220" table:print="true">
        <office:forms form:automatic-focus="false" form:apply-design-mode="false">
          <form:form/>
        </office:forms>
        <table:table-column table:default-cell-style-name="ACE-0x7f0ab3efd2b0" table:style-name="ACOL-0"/>
        <table:table-column table:default-cell-style-name="ACE-0x7f0ab3efd2b0" table:style-name="ACOL-0" table:number-columns-repeated="255"/>
        <table:table-row table:style-name="AROW-3" table:number-rows-repeated="65536">
          <table:table-cell table:number-columns-repeated="256"/>
        </table:table-row>
        <table:named-expressions>
          <table:named-expression table:name="Print_Area" table:expression="of:=#REF!" table:base-cell-address="$'Feuille2'.$A$1"/>
          <table:named-expression table:name="Sheet_Title" table:expression="of:=&quot;Feuille2&quot;" table:base-cell-address="$'Feuille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Feuille3" table:style-name="ta-0x7f0ab3ee7410" table:print="true">
        <office:forms form:automatic-focus="false" form:apply-design-mode="false">
          <form:form/>
        </office:forms>
        <table:table-column table:default-cell-style-name="ACE-0x7f0ab3efd3d8" table:style-name="ACOL-0"/>
        <table:table-column table:default-cell-style-name="ACE-0x7f0ab3efd3d8" table:style-name="ACOL-0" table:number-columns-repeated="255"/>
        <table:table-row table:style-name="AROW-3" table:number-rows-repeated="65536">
          <table:table-cell table:number-columns-repeated="256"/>
        </table:table-row>
        <table:named-expressions>
          <table:named-expression table:name="Print_Area" table:expression="of:=#REF!" table:base-cell-address="$'Feuille3'.$A$1"/>
          <table:named-expression table:name="Sheet_Title" table:expression="of:=&quot;Feuille3&quot;" table:base-cell-address="$'Feuille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0ab3eaf7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7.99pt" svg:height="47.99pt" style:dynamic-spacing="true"/>
      </style:header-style>
      <style:footer-style>
        <style:header-footer-properties fo:border="none" style:shadow="none" fo:padding="0.00pt" fo:margin="0.00pt" fo:min-height="47.99pt" svg:height="47.99pt" style:dynamic-spacing="true"/>
      </style:footer-style>
    </style:page-layout>
    <style:page-layout style:name="pl-0x7f0ab3ea26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7.99pt" svg:height="47.99pt" style:dynamic-spacing="true"/>
      </style:header-style>
      <style:footer-style>
        <style:header-footer-properties fo:border="none" style:shadow="none" fo:padding="0.00pt" fo:margin="0.00pt" fo:min-height="47.99pt" svg:height="47.99pt" style:dynamic-spacing="true"/>
      </style:footer-style>
    </style:page-layout>
    <style:page-layout style:name="pl-0x7f0ab3eb01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7.99pt" svg:height="47.99pt" style:dynamic-spacing="true"/>
      </style:header-style>
      <style:footer-style>
        <style:header-footer-properties fo:border="none" style:shadow="none" fo:padding="0.00pt" fo:margin="0.00pt" fo:min-height="47.99pt" svg:height="47.99pt" style:dynamic-spacing="true"/>
      </style:footer-style>
    </style:page-layout>
  </office:automatic-styles>
  <office:master-styles>
    <style:master-page style:name="ta-mp-0x7f0ab3ee7030" style:display-name="Feuille1" style:page-layout-name="pl-0x7f0ab3eaf7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ab3ee7220" style:display-name="Feuille2" style:page-layout-name="pl-0x7f0ab3ea26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0ab3ee7410" style:display-name="Feuille3" style:page-layout-name="pl-0x7f0ab3eb01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3-23T15:36:53Z</dc:date>
    <meta:creation-date>2016-03-23T14:15:42Z</meta:creation-date>
    <meta:editing-cycles>3</meta:editing-cycles>
    <meta:editing-duration>PT53S</meta:editing-duration>
    <meta:generator>gnumeric/1.12.9</meta:generator>
  </office:meta>
</office:document-meta>
</file>